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bb167" officeooo:paragraph-rsid="000bb1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bb167" officeooo:paragraph-rsid="000ef50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1189bc"/>
    </style:style>
    <style:style style:name="T1" style:family="text">
      <style:text-properties fo:color="#0000ff" officeooo:rsid="000334a6"/>
    </style:style>
    <style:style style:name="T2" style:family="text">
      <style:text-properties fo:color="#0000ff" officeooo:rsid="000ef50b"/>
    </style:style>
    <style:style style:name="T3" style:family="text">
      <style:text-properties fo:color="#999999" officeooo:rsid="0005f17c"/>
    </style:style>
    <style:style style:name="T4" style:family="text">
      <style:text-properties fo:color="#999999" officeooo:rsid="000e208d"/>
    </style:style>
    <style:style style:name="T5" style:family="text">
      <style:text-properties fo:color="#999999" officeooo:rsid="0010ea56"/>
    </style:style>
    <style:style style:name="T6" style:family="text">
      <style:text-properties officeooo:rsid="000bb167"/>
    </style:style>
    <style:style style:name="T7" style:family="text">
      <style:text-properties officeooo:rsid="000334a6"/>
    </style:style>
    <style:style style:name="T8" style:family="text">
      <style:text-properties officeooo:rsid="00118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M3-2-Sample solution to Assignment 2</text:span>.vbs</text:p>
      <text:p text:style-name="P3"/>
      <text:p text:style-name="P3"><text:span text:style-name="T1">Dim</text:span> firstNumber, secondNumber, operand, result</text:p>
      <text:p text:style-name="P3"/>
      <text:p text:style-name="P3">operand = InputBox(<text:span text:style-name="T3">"Choose the operation to perform (+, -, *, /, sqr, sin, cos, tan):"</text:span>)</text:p>
      <text:p text:style-name="P3"/>
      <text:p text:style-name="P3"><text:span text:style-name="T1">If</text:span> operand = <text:span text:style-name="T3">"</text:span><text:span text:style-name="T4">+</text:span><text:span text:style-name="T3">"</text:span> <text:span text:style-name="T1">Or</text:span> operand = <text:span text:style-name="T3">"-"</text:span> <text:span text:style-name="T1">Or</text:span> operand = <text:span text:style-name="T3">"*"</text:span> <text:span text:style-name="T1">Or</text:span> operand = <text:span text:style-name="T3">"/"</text:span> <text:span text:style-name="T1">Then</text:span></text:p>
      <text:p text:style-name="P3"><text:s text:c="2"/>firstNumber = <text:span text:style-name="T1">CInt</text:span>(InputBox(<text:span text:style-name="T3">"Please enter the first number:"</text:span>))</text:p>
      <text:p text:style-name="P3"><text:s text:c="2"/>secondNumber = <text:span text:style-name="T1">CInt</text:span>(InputBox(<text:span text:style-name="T3">"Please enter the second number:"</text:span>))</text:p>
      <text:p text:style-name="P3"/>
      <text:p text:style-name="P3"><text:s text:c="2"/><text:span text:style-name="T1">If</text:span> operand = <text:span text:style-name="T3">"+"</text:span> <text:span text:style-name="T1">Then</text:span></text:p>
      <text:p text:style-name="P3"><text:s text:c="4"/>result = firstNumber + secondNumber</text:p>
      <text:p text:style-name="P3"><text:s text:c="2"/><text:span text:style-name="T1">ElseIf</text:span> operand = <text:span text:style-name="T3">"-"</text:span> <text:span text:style-name="T1">Then</text:span></text:p>
      <text:p text:style-name="P3"><text:s text:c="4"/>result = firstNumber - secondNumber</text:p>
      <text:p text:style-name="P3"><text:s text:c="2"/><text:span text:style-name="T1">ElseIf</text:span> operand = <text:span text:style-name="T3">"*"</text:span> <text:span text:style-name="T1">Then</text:span></text:p>
      <text:p text:style-name="P3"><text:s text:c="4"/>result = firstNumber * secondNumber</text:p>
      <text:p text:style-name="P3"><text:s text:c="2"/><text:span text:style-name="T1">ElseIf</text:span> operand = <text:span text:style-name="T3">"/"</text:span> <text:span text:style-name="T1">Then</text:span></text:p>
      <text:p text:style-name="P3"><text:s text:c="4"/>result = firstNumber / secondNumber</text:p>
      <text:p text:style-name="P3"><text:s text:c="2"/><text:span text:style-name="T1">End</text:span> <text:span text:style-name="T1">If</text:span></text:p>
      <text:p text:style-name="P3"><text:s text:c="2"/></text:p>
      <text:p text:style-name="P3"><text:s text:c="2"/>MsgBox firstNumber &amp; <text:span text:style-name="T3">" "</text:span> &amp; operand &amp; <text:span text:style-name="T3">" "</text:span> &amp; secondNumber &amp; <text:span text:style-name="T3">" = " </text:span>&amp; result</text:p>
      <text:p text:style-name="P4"><text:span text:style-name="T1">E</text:span><text:span text:style-name="T2">lse</text:span></text:p>
      <text:p text:style-name="P4"><text:span text:style-name="T7"><text:s text:c="2"/>MsgBox </text:span><text:span text:style-name="T3">"</text:span><text:span text:style-name="T5">Invalid oepration</text:span><text:span text:style-name="T3">"</text:span></text:p>
      <text:p text:style-name="P3"><text:span text:style-name="T1">End</text:span> <text:span text:style-name="T1">If</text:span></text:p>
      <text:p text:style-name="P2"/>
      <text:p text:style-name="P1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8-04T17:43:56.792000000</dc:date>
    <meta:editing-duration>PT7M7S</meta:editing-duration>
    <meta:editing-cycles>19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1" meta:word-count="123" meta:character-count="899" meta:non-whitespace-character-count="760"/>
  </office:meta>
</office:document-meta>
</file>